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sudorosa carretera atormentaba a Ramiro. El viaje había sido largo, por su dificultad; aunque debía ser corto en duración. <text:s/>En el primer pueblo un miliciano, de mirada recia y camisa limpia, lo apresó durante tres días en el calabozo de la garita de control.</text:p>
      <text:p text:style-name="P1">Ramiro sabía que eran tiempos malos, tiempos de apresuramiento y peligros. Era una época sin guerra. Con soldados desmovilizados, sin muerte ni botín. Todos los viajeros eran sospechosos. Ramiro tenía unos treinta años. Una cicatriz cruzaba su rostro, que le hacía parecer un soldado, o un traidor.</text:p>
      <text:p text:style-name="P1">Durante toda la caminata por la carretera, día y medio, esforzó su determinación de llegar antes de que acabara <text:s/>la semana. Lo esperaban en una remota finca. Imaginaba a un impaciente funcionario, sentado en un escritorio con un libro abierto y una pluma en la mano, listo para escribir la designación de Rodrigo. Su abulo materno le consiguió el empleo, de cocinero. Le prometían viajar durante el resto del servicio, era un trabajo en el ejército sin ser militar.</text:p>
      <text:p text:style-name="P1">Pero aún no lo alcanzaba. Estuvo varias horas hablando y exigiendo. Ya se sentía parte de la misión. Los obstáculos intermedios le resultaban insípidos. Era incomprensible que un tozudo miliciano le impidera llegar a tiempo.</text:p>
      <text:p text:style-name="P1">Lo dejaron ir. Un día después que partiera el camión que debería ahorrarle un día de caminata. Ya era indudable que llegaría tarde a la finca. No habría misión para Ramiro. Solo unas pocas miradas burlo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30T21:09:40.95</meta:creation-date>
    <dc:date>2011-10-01T13:49:08.41</dc:date>
    <meta:editing-duration>PT16H39M27S</meta:editing-duration>
    <meta:editing-cycles>7</meta:editing-cycles>
    <meta:generator>LibreOffice/3.3$Win32 LibreOffice_project/330m19$Build-6</meta:generator>
    <meta:document-statistic meta:table-count="0" meta:image-count="0" meta:object-count="0" meta:page-count="1" meta:paragraph-count="5" meta:word-count="242" meta:character-count="1454"/>
  </office:meta>
</office:document-meta>
</file>